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624" calcext:value-type="float">
            <text:p>-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624" calcext:value-type="float">
            <text:p>-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3672" calcext:value-type="float">
            <text:p>-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6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2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7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4776" calcext:value-type="float">
            <text:p>-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4776" calcext:value-type="float">
            <text:p>-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4776" calcext:value-type="float">
            <text:p>-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4776" calcext:value-type="float">
            <text:p>-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4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1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3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54" calcext:value-type="float">
            <text:p>-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54" calcext:value-type="float">
            <text:p>-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7488" calcext:value-type="float">
            <text:p>-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8344" calcext:value-type="float">
            <text:p>-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8-02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5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7488" calcext:value-type="float">
            <text:p>-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8344" calcext:value-type="float">
            <text:p>-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7488" calcext:value-type="float">
            <text:p>-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7488" calcext:value-type="float">
            <text:p>-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8344" calcext:value-type="float">
            <text:p>-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6152" calcext:value-type="float">
            <text:p>-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6152" calcext:value-type="float">
            <text:p>-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6152" calcext:value-type="float">
            <text:p>-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8344" calcext:value-type="float">
            <text:p>-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7488" calcext:value-type="float">
            <text:p>-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7488" calcext:value-type="float">
            <text:p>-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9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8344" calcext:value-type="float">
            <text:p>-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7488" calcext:value-type="float">
            <text:p>-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7488" calcext:value-type="float">
            <text:p>-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3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8344" calcext:value-type="float">
            <text:p>-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6152" calcext:value-type="float">
            <text:p>-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8344" calcext:value-type="float">
            <text:p>-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54" calcext:value-type="float">
            <text:p>-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7488" calcext:value-type="float">
            <text:p>-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54" calcext:value-type="float">
            <text:p>-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54" calcext:value-type="float">
            <text:p>-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7488" calcext:value-type="float">
            <text:p>-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7488" calcext:value-type="float">
            <text:p>-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8344" calcext:value-type="float">
            <text:p>-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4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6152" calcext:value-type="float">
            <text:p>-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7488" calcext:value-type="float">
            <text:p>-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7488" calcext:value-type="float">
            <text:p>-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54" calcext:value-type="float">
            <text:p>-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5712" calcext:value-type="float">
            <text:p>-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0848" calcext:value-type="float">
            <text:p>-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2288" calcext:value-type="float">
            <text:p>-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6672" calcext:value-type="float">
            <text:p>-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944" calcext:value-type="float">
            <text:p>-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3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7904" calcext:value-type="float">
            <text:p>-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3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728" calcext:value-type="float">
            <text:p>-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164" calcext:value-type="float">
            <text:p>-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2184" calcext:value-type="float">
            <text:p>-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9136" calcext:value-type="float">
            <text:p>-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944" calcext:value-type="float">
            <text:p>-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328" calcext:value-type="float">
            <text:p>-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6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8008" calcext:value-type="float">
            <text:p>-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0472" calcext:value-type="float">
            <text:p>-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3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2184" calcext:value-type="float">
            <text:p>-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5336" calcext:value-type="float">
            <text:p>-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5816" calcext:value-type="float">
            <text:p>-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3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54" calcext:value-type="float">
            <text:p>-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0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0848" calcext:value-type="float">
            <text:p>-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9136" calcext:value-type="float">
            <text:p>-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0848" calcext:value-type="float">
            <text:p>-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0848" calcext:value-type="float">
            <text:p>-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9136" calcext:value-type="float">
            <text:p>-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5232" calcext:value-type="float">
            <text:p>-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5232" calcext:value-type="float">
            <text:p>-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328" calcext:value-type="float">
            <text:p>-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0848" calcext:value-type="float">
            <text:p>-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0848" calcext:value-type="float">
            <text:p>-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0848" calcext:value-type="float">
            <text:p>-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4376" calcext:value-type="float">
            <text:p>-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944" calcext:value-type="float">
            <text:p>-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5232" calcext:value-type="float">
            <text:p>-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5232" calcext:value-type="float">
            <text:p>-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2184" calcext:value-type="float">
            <text:p>-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9136" calcext:value-type="float">
            <text:p>-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2184" calcext:value-type="float">
            <text:p>-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2664" calcext:value-type="float">
            <text:p>-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7904" calcext:value-type="float">
            <text:p>-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9136" calcext:value-type="float">
            <text:p>-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2184" calcext:value-type="float">
            <text:p>-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352" calcext:value-type="float">
            <text:p>-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1432" calcext:value-type="float">
            <text:p>-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02" calcext:value-type="float">
            <text:p>-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924" calcext:value-type="float">
            <text:p>-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0848" calcext:value-type="float">
            <text:p>-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352" calcext:value-type="float">
            <text:p>-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1808" calcext:value-type="float">
            <text:p>-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352" calcext:value-type="float">
            <text:p>-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5232" calcext:value-type="float">
            <text:p>-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4376" calcext:value-type="float">
            <text:p>-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828" calcext:value-type="float">
            <text:p>-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1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944" calcext:value-type="float">
            <text:p>-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828" calcext:value-type="float">
            <text:p>-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0952" calcext:value-type="float">
            <text:p>-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0576" calcext:value-type="float">
            <text:p>-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7152" calcext:value-type="float">
            <text:p>-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4104" calcext:value-type="float">
            <text:p>-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6192" calcext:value-type="float">
            <text:p>-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352" calcext:value-type="float">
            <text:p>-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1304" calcext:value-type="float">
            <text:p>-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9592" calcext:value-type="float">
            <text:p>-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0888" calcext:value-type="float">
            <text:p>-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2664" calcext:value-type="float">
            <text:p>-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0848" calcext:value-type="float">
            <text:p>-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0848" calcext:value-type="float">
            <text:p>-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5712" calcext:value-type="float">
            <text:p>-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02" calcext:value-type="float">
            <text:p>-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0576" calcext:value-type="float">
            <text:p>-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0848" calcext:value-type="float">
            <text:p>-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0848" calcext:value-type="float">
            <text:p>-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9136" calcext:value-type="float">
            <text:p>-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0472" calcext:value-type="float">
            <text:p>-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5712" calcext:value-type="float">
            <text:p>-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1912" calcext:value-type="float">
            <text:p>-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0576" calcext:value-type="float">
            <text:p>-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9136" calcext:value-type="float">
            <text:p>-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5232" calcext:value-type="float">
            <text:p>-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8384" calcext:value-type="float">
            <text:p>-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328" calcext:value-type="float">
            <text:p>-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6568" calcext:value-type="float">
            <text:p>-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31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5232" calcext:value-type="float">
            <text:p>-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5712" calcext:value-type="float">
            <text:p>-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9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4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9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4104" calcext:value-type="float">
            <text:p>-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538" meta:object-count="0"/>
    <meta:user-defined meta:name="AppVersion">3.0</meta:user-defined>
  </office:meta>
</office:document-meta>
</file>